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028" officeooo:paragraph-rsid="000df028"/>
    </style:style>
    <style:style style:name="P2" style:family="paragraph" style:parent-style-name="Standard">
      <style:text-properties officeooo:rsid="000df028" officeooo:paragraph-rsid="00a32eb5"/>
    </style:style>
    <style:style style:name="P3" style:family="paragraph" style:parent-style-name="Standard">
      <style:text-properties fo:font-weight="bold" officeooo:rsid="0015ff8c" officeooo:paragraph-rsid="0015ff8c" style:font-weight-asian="bold" style:font-weight-complex="bold"/>
    </style:style>
    <style:style style:name="P4" style:family="paragraph" style:parent-style-name="Standard">
      <style:text-properties fo:font-weight="bold" officeooo:rsid="006879a7" officeooo:paragraph-rsid="006879a7" style:font-weight-asian="bold" style:font-weight-complex="bold"/>
    </style:style>
    <style:style style:name="P5" style:family="paragraph" style:parent-style-name="Standard">
      <style:text-properties officeooo:rsid="0016fda7" officeooo:paragraph-rsid="0016fda7"/>
    </style:style>
    <style:style style:name="P6" style:family="paragraph" style:parent-style-name="Standard">
      <style:text-properties officeooo:rsid="001e2600" officeooo:paragraph-rsid="000df028"/>
    </style:style>
    <style:style style:name="P7" style:family="paragraph" style:parent-style-name="Standard">
      <style:text-properties officeooo:rsid="001e2600" officeooo:paragraph-rsid="001e2600"/>
    </style:style>
    <style:style style:name="P8" style:family="paragraph" style:parent-style-name="Standard">
      <style:text-properties officeooo:rsid="001e2600" officeooo:paragraph-rsid="00a32eb5"/>
    </style:style>
    <style:style style:name="P9" style:family="paragraph" style:parent-style-name="Standard">
      <style:text-properties officeooo:rsid="0023f050" officeooo:paragraph-rsid="0023f050"/>
    </style:style>
    <style:style style:name="P10" style:family="paragraph" style:parent-style-name="Standard">
      <style:text-properties officeooo:rsid="0041ecbb" officeooo:paragraph-rsid="0041ecbb"/>
    </style:style>
    <style:style style:name="P11" style:family="paragraph" style:parent-style-name="Standard">
      <style:text-properties officeooo:rsid="004d695a" officeooo:paragraph-rsid="004d695a"/>
    </style:style>
    <style:style style:name="P12" style:family="paragraph" style:parent-style-name="Standard">
      <style:text-properties fo:font-weight="normal" officeooo:rsid="006879a7" officeooo:paragraph-rsid="006879a7" style:font-weight-asian="normal" style:font-weight-complex="normal"/>
    </style:style>
    <style:style style:name="P13" style:family="paragraph" style:parent-style-name="Standard">
      <style:text-properties officeooo:rsid="00760f5d" officeooo:paragraph-rsid="00760f5d"/>
    </style:style>
    <style:style style:name="P14" style:family="paragraph" style:parent-style-name="Standard">
      <style:text-properties officeooo:rsid="00477527" officeooo:paragraph-rsid="00477527"/>
    </style:style>
    <style:style style:name="P15" style:family="paragraph" style:parent-style-name="Standard">
      <style:text-properties officeooo:rsid="008e0bfb" officeooo:paragraph-rsid="008e0bfb"/>
    </style:style>
    <style:style style:name="P16" style:family="paragraph" style:parent-style-name="Standard">
      <style:text-properties officeooo:rsid="00bbd189" officeooo:paragraph-rsid="00bbd189"/>
    </style:style>
    <style:style style:name="P17" style:family="paragraph" style:parent-style-name="Standard">
      <style:text-properties officeooo:rsid="00bd059f" officeooo:paragraph-rsid="00bd059f"/>
    </style:style>
    <style:style style:name="P18" style:family="paragraph" style:parent-style-name="Standard">
      <style:text-properties officeooo:rsid="00bd059f" officeooo:paragraph-rsid="00bf89c6"/>
    </style:style>
    <style:style style:name="P19" style:family="paragraph" style:parent-style-name="Standard">
      <style:text-properties officeooo:paragraph-rsid="00bd059f"/>
    </style:style>
    <style:style style:name="P20" style:family="paragraph" style:parent-style-name="Standard">
      <style:text-properties officeooo:rsid="00bf89c6" officeooo:paragraph-rsid="00bf89c6"/>
    </style:style>
    <style:style style:name="P21" style:family="paragraph" style:parent-style-name="Standard">
      <style:text-properties officeooo:rsid="00d8cfcc" officeooo:paragraph-rsid="00d8cfcc"/>
    </style:style>
    <style:style style:name="P22" style:family="paragraph" style:parent-style-name="Standard">
      <style:text-properties officeooo:rsid="00e112c0" officeooo:paragraph-rsid="00e112c0"/>
    </style:style>
    <style:style style:name="P23" style:family="paragraph" style:parent-style-name="Standard">
      <style:text-properties officeooo:rsid="000df028" officeooo:paragraph-rsid="000df028"/>
    </style:style>
    <style:style style:name="P24" style:family="paragraph" style:parent-style-name="Standard">
      <style:text-properties officeooo:rsid="000df028" officeooo:paragraph-rsid="00efaacc"/>
    </style:style>
    <style:style style:name="P25" style:family="paragraph" style:parent-style-name="Standard">
      <style:text-properties fo:color="#729fcf" officeooo:rsid="00ea334b" officeooo:paragraph-rsid="00ea334b"/>
    </style:style>
    <style:style style:name="T1" style:family="text">
      <style:text-properties officeooo:rsid="000f2a2c"/>
    </style:style>
    <style:style style:name="T2" style:family="text">
      <style:text-properties officeooo:rsid="001e2600"/>
    </style:style>
    <style:style style:name="T3" style:family="text">
      <style:text-properties officeooo:rsid="00477527"/>
    </style:style>
    <style:style style:name="T4" style:family="text">
      <style:text-properties officeooo:rsid="0054cda9"/>
    </style:style>
    <style:style style:name="T5" style:family="text">
      <style:text-properties officeooo:rsid="0081724b"/>
    </style:style>
    <style:style style:name="T6" style:family="text">
      <style:text-properties officeooo:rsid="008f9a7d"/>
    </style:style>
    <style:style style:name="T7" style:family="text">
      <style:text-properties officeooo:rsid="00af7b5d"/>
    </style:style>
    <style:style style:name="T8" style:family="text">
      <style:text-properties officeooo:rsid="00b76581"/>
    </style:style>
    <style:style style:name="T9" style:family="text">
      <style:text-properties officeooo:rsid="00bf89c6"/>
    </style:style>
    <style:style style:name="T10" style:family="text">
      <style:text-properties fo:color="#c9211e"/>
    </style:style>
    <style:style style:name="T11" style:family="text">
      <style:text-properties fo:color="#c9211e" officeooo:rsid="00bf89c6"/>
    </style:style>
    <style:style style:name="T12" style:family="text">
      <style:text-properties officeooo:rsid="00dfd99d"/>
    </style:style>
    <style:style style:name="T13" style:family="text">
      <style:text-properties officeooo:rsid="00e2d5ca"/>
    </style:style>
    <style:style style:name="T14" style:family="text">
      <style:text-properties officeooo:rsid="00e965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act Robot 192.16<text:span text:style-name="T12">8.</text:span>10.85 - UR5e</text:p>
      <text:p text:style-name="P1"/>
      <text:p text:style-name="P1"/>
      <text:p text:style-name="P9"><text:span text:style-name="T5">R</text:span>efer Thomas’ git page to run initial scripts to setup source. Change the source location later to a folder.</text:p>
      <text:p text:style-name="P1"/>
      <text:p text:style-name="P21"># Optional cond<text:span text:style-name="T14">a</text:span> deactivate</text:p>
      <text:p text:style-name="P1">source devel/setup.bash</text:p>
      <text:p text:style-name="P1"/>
      <text:p text:style-name="P3">Approach 1:</text:p>
      <text:p text:style-name="P1">run calibration</text:p>
      <text:p text:style-name="P1"><text:span text:style-name="T8">r</text:span>oslaunch ur_calibration calibration_correction.launch robot_ip:=192.168.10.85</text:p>
      <text:p text:style-name="P1"/>
      <text:p text:style-name="P1">run ur<text:span text:style-name="T1">5e</text:span>_robot bringup</text:p>
      <text:p text:style-name="P1">roslaunch ur_robot_driver ur5e_bringup.launch robot_ip:=192.168.10.85</text:p>
      <text:p text:style-name="P1"/>
      <text:p text:style-name="P25">If this step fails with process was killed error, or any other error, follow these steps:</text:p>
      <text:p text:style-name="P25">sudo apt update</text:p>
      <text:p text:style-name="P25">catkin_make</text:p>
      <text:p text:style-name="P1"/>
      <text:p text:style-name="P1"/>
      <text:p text:style-name="P13">After this step, Run the external command from URCaps on robot.</text:p>
      <text:p text:style-name="P1"/>
      <text:p text:style-name="P24">roslaunch robotiq_hande_ros_driver gripper_bringup.launch </text:p>
      <text:p text:style-name="P1"/>
      <text:p text:style-name="P13">##optional</text:p>
      <text:p text:style-name="P1">roslaunch ur5e_moveit_config moveit_rviz.launch</text:p>
      <text:p text:style-name="P6"/>
      <text:p text:style-name="P6"/>
      <text:p text:style-name="P4">Firewall</text:p>
      <text:p text:style-name="P12">sudo -s</text:p>
      <text:p text:style-name="P12">firewall-cmd --permanent --zone=trusted --add-source=192.168.10.85/24</text:p>
      <text:p text:style-name="P6"/>
      <text:p text:style-name="P1"/>
      <text:p text:style-name="P3">Approach 2 <text:span text:style-name="T4">(Preferred)</text:span></text:p>
      <text:p text:style-name="P1"/>
      <text:p text:style-name="P7">after calibrating do this:</text:p>
      <text:p text:style-name="P7"/>
      <text:p text:style-name="P17">Change from python to python3 in script file</text:p>
      <text:p text:style-name="P7"/>
      <text:p text:style-name="P2"><text:span text:style-name="T7"># </text:span>rosrun ur_robot_<text:span text:style-name="T1">driver</text:span> <text:s/><text:span text:style-name="T1">test move</text:span>– for test scripts <text:span text:style-name="T2">(robot_ip not needed)</text:span></text:p>
      <text:p text:style-name="P8">rosrun ur_robot_driver test_move_delete</text:p>
      <text:p text:style-name="P1"/>
      <text:p text:style-name="P24">roslaunch robotiq_hande_ros_driver gripper_bringup.launch </text:p>
      <text:p text:style-name="P1"/>
      <text:p text:style-name="P5">To see test scripts:</text:p>
      <text:p text:style-name="P1">/home/ise.ros/src/Universal_Robots_ROS_Driver/ur_robot_driver/scripts</text:p>
      <text:p text:style-name="P1"/>
      <text:p text:style-name="P10">Modify like that, keep in a folder and then run that script<text:span text:style-name="T3">(s)</text:span></text:p>
      <text:p text:style-name="P10"><text:soft-page-break/></text:p>
      <text:p text:style-name="P11">Use Logitech Camera.</text:p>
      <text:p text:style-name="P14">OpenCV code would be separate, and it’s functions should be imported into the actual script for robot.</text:p>
      <text:p text:style-name="P14"/>
      <text:p text:style-name="P15">Cd dev/ and then ls to see the list of camera<text:span text:style-name="T6">s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6">How to install Gripper module:</text:p>
      <text:p text:style-name="P16"/>
      <text:p text:style-name="P17">cd /home/ise.ros/src/Universal_Robots_ROS_Driver</text:p>
      <text:p text:style-name="P17"/>
      <text:p text:style-name="P17">Then git clone the repository :</text:p>
      <text:p text:style-name="P19">Check this repo: <text:a xlink:type="simple" xlink:href="https://github.com/macs-lab/robotiq_hande_ros_driver" text:style-name="Internet_20_link" text:visited-style-name="Visited_20_Internet_20_Link">https://github.com/macs-lab/robotiq_hande_ros_driver</text:a></text:p>
      <text:p text:style-name="P19"/>
      <text:p text:style-name="P17">Installation should be such that ur_robot_driver and robotiq_handle_ros_driver should be in same folder</text:p>
      <text:p text:style-name="P17"/>
      <text:p text:style-name="P18">Change from python to python3 in <text:span text:style-name="T9">all below </text:span><text:span text:style-name="T10">script file</text:span><text:span text:style-name="T11">s</text:span></text:p>
      <text:p text:style-name="P17"/>
      <text:p text:style-name="P17">Change ip to 192.168.10.85 in gripper_node.py</text:p>
      <text:p text:style-name="P17"/>
      <text:p text:style-name="P17">Then roslaunch the bring up :</text:p>
      <text:p text:style-name="P19">roslaunch robotiq_hande_ros_driver gripper_bringup.launch </text:p>
      <text:p text:style-name="P19"/>
      <text:p text:style-name="P20">then </text:p>
      <text:p text:style-name="P20">rosrun robotiq_hande_ros_driver test_delete.py </text:p>
      <text:p text:style-name="P20"/>
      <text:p text:style-name="P20"/>
      <text:p text:style-name="P20"/>
      <text:p text:style-name="P22">##### Running flow</text:p>
      <text:p text:style-name="P22"/>
      <text:p text:style-name="P22">Run the Aruco.py from VS Code</text:p>
      <text:p text:style-name="P22">Then do the ros procedures for “<text:span text:style-name="T13">mess_with_This_File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5:54:10.253903978</meta:creation-date>
    <dc:date>2023-01-19T12:20:47.980753085</dc:date>
    <meta:editing-duration>P27DT4H35M46S</meta:editing-duration>
    <meta:editing-cycles>37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248" meta:character-count="1967" meta:non-whitespace-character-count="1761"/>
  </office:meta>
</office:document-meta>
</file>